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italic" fo:font-weight="bold" officeooo:rsid="0015cb73" officeooo:paragraph-rsid="0015cb73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4pt" fo:font-style="italic" fo:font-weight="bold" officeooo:rsid="0015cb73" officeooo:paragraph-rsid="0015cb73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4pt" fo:font-style="normal" fo:font-weight="normal" officeooo:rsid="0015cb73" officeooo:paragraph-rsid="0015cb7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5cb73" officeooo:paragraph-rsid="0015cb73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68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PARA GIT:</text:p>
      <text:p text:style-name="P3">Directorio de trabajo</text:p>
      <text:p text:style-name="P1">.git init: Crea áreas de almacenamiento, donde los archivos son de forma temporal.</text:p>
      <text:p text:style-name="P1">.git add: Comando de seguimiento de los archivos, lleva archivos desde nuestro directorio al área de ensayo,</text:p>
      <text:p text:style-name="P1">.<text:span text:style-name="T1">git status -s: listado de todos los archivos y directorios (?? rojo no esta siendo sometido a seguimiento, A se le hace seguimiento, se le monitorea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3:28:36.452000000</meta:creation-date>
    <dc:date>2025-05-26T16:40:42.485000000</dc:date>
    <meta:editing-duration>PT2H57M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5" meta:word-count="62" meta:character-count="379" meta:non-whitespace-character-count="322"/>
  </office:meta>
</office:document-meta>
</file>